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RN-0419</text:p>
          </table:table-cell>
          <table:table-cell office:value-type="string" calcext:value-type="string">
            <text:p>2024-12-11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8376" calcext:value-type="float">
            <text:p>37.29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419</text:p>
          </table:table-cell>
          <table:table-cell office:value-type="string" calcext:value-type="string">
            <text:p>2021-12-02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419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7624" calcext:value-type="float">
            <text:p>37.3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419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